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642" officeooo:paragraph-rsid="000216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nn hattest du das letzte Mal den Mut</text:p>
      <text:p text:style-name="P1">Etwas zu tun, was sonst niemand jemals tut</text:p>
      <text:p text:style-name="P1">kam dir niemals der Gedanke, unsre </text:p>
      <text:p text:style-name="P1">schwererkaufte Freiheit ist zu gar nichts gut?</text:p>
      <text:p text:style-name="P1"/>
      <text:p text:style-name="P1">Wann warst du das letzte Mal so voller Wut </text:p>
      <text:p text:style-name="P1">dass dir alle Konsequenzen scheißegal waren</text:p>
      <text:p text:style-name="P1">überschreiten wir ein letztes Mal nur ein paar Grenzen</text:p>
      <text:p text:style-name="P1">lag uns das nicht im Blut</text:p>
      <text:p text:style-name="P1"/>
      <text:p text:style-name="P1">doch wir sind eingefroren in der Ewigkeit</text:p>
      <text:p text:style-name="P1">haben wir einen Eid geschworen</text:p>
      <text:p text:style-name="P1">niemals das zu tun, was uns vielleicht</text:p>
      <text:p text:style-name="P1">nur für einen Moment befreit</text:p>
      <text:p text:style-name="P1"/>
      <text:p text:style-name="P1">die letzte Zigarette ist schon zehn Jahre her,</text:p>
      <text:p text:style-name="P1">sprayen zu gefährlich, tue ich nicht mehr</text:p>
      <text:p text:style-name="P1">zu erwachsen für die Freiheit, zu verklemmt für die Geilheit, </text:p>
      <text:p text:style-name="P1">routiniert in Gewohnheit</text:p>
      <text:p text:style-name="P1"/>
      <text:p text:style-name="P1">Wann kam der Zeitpunkt als mein letzter Traum, </text:p>
      <text:p text:style-name="P1">mein letztes bisschen selbst langsam verblasste</text:p>
      <text:p text:style-name="P1">dieser Tag an dem es anfing, der Tag an dem ich jedes bisschen <text:line-break/>Seele an mir hasste</text:p>
      <text:p text:style-name="P1"/>
      <text:p text:style-name="P1">und so hole ich die Kinder mit dem Mercedes von der Schule ab</text:p>
      <text:p text:style-name="P1">nehme vor der netten alte Dame meinen Hut ab</text:p>
      <text:p text:style-name="P1">Ich verschlaf mein Leben, brav, gütig und gerecht</text:p>
      <text:p text:style-name="P1">verdien mein Geld und meine Rente, mir wird SCHLECH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2:42:03.522489037</meta:creation-date>
    <dc:date>2014-07-30T12:53:20.134923359</dc:date>
    <meta:editing-duration>P0D</meta:editing-duration>
    <meta:editing-cycles>1</meta:editing-cycles>
    <meta:document-statistic meta:table-count="0" meta:image-count="0" meta:object-count="0" meta:page-count="1" meta:paragraph-count="23" meta:word-count="181" meta:character-count="1019" meta:non-whitespace-character-count="856"/>
    <meta:generator>LibreOffice/4.1.0.4$Linux_x86 LibreOffice_project/410m0$Build-4</meta:generator>
  </office:meta>
</office:document-meta>
</file>